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eca" officeooo:paragraph-rsid="00055eca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55eca" officeooo:paragraph-rsid="00055ec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pla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7T09:31:34.423000000</meta:creation-date>
    <dc:date>2025-04-17T09:32:54.472000000</dc:date>
    <meta:editing-duration>PT1M23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Trio_Office/6.2.8.2$Windows_x86 LibreOffice_project/</meta:generator>
  </office:meta>
</office:document-meta>
</file>